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text-properties officeooo:rsid="000205e8" officeooo:paragraph-rsid="000205e8"/>
    </style:style>
    <style:style style:name="P3" style:family="paragraph" style:parent-style-name="Preformatted_20_Text">
      <style:text-properties officeooo:rsid="000307e6" officeooo:paragraph-rsid="000307e6"/>
    </style:style>
    <style:style style:name="P4" style:family="paragraph" style:parent-style-name="Preformatted_20_Text">
      <style:text-properties officeooo:paragraph-rsid="0003e209"/>
    </style:style>
    <style:style style:name="P5" style:family="paragraph" style:parent-style-name="Preformatted_20_Text">
      <style:paragraph-properties fo:margin-top="0cm" fo:margin-bottom="0.499cm" style:contextual-spacing="false"/>
      <style:text-properties officeooo:paragraph-rsid="0003e209"/>
    </style:style>
    <style:style style:name="P6" style:family="paragraph" style:parent-style-name="Preformatted_20_Text">
      <style:text-properties officeooo:rsid="0003e209" officeooo:paragraph-rsid="0003e209"/>
    </style:style>
    <style:style style:name="P7" style:family="paragraph" style:parent-style-name="Preformatted_20_Text">
      <style:text-properties officeooo:rsid="000537ec" officeooo:paragraph-rsid="000537ec"/>
    </style:style>
    <style:style style:name="P8" style:family="paragraph" style:parent-style-name="Standard">
      <style:text-properties officeooo:rsid="0001b763" officeooo:paragraph-rsid="0001b763"/>
    </style:style>
    <style:style style:name="P9" style:family="paragraph" style:parent-style-name="Standard">
      <style:text-properties officeooo:rsid="000205e8" officeooo:paragraph-rsid="000205e8"/>
    </style:style>
    <style:style style:name="P10" style:family="paragraph" style:parent-style-name="Standard">
      <style:text-properties officeooo:rsid="000307e6" officeooo:paragraph-rsid="000307e6"/>
    </style:style>
    <style:style style:name="P11" style:family="paragraph" style:parent-style-name="Standard">
      <style:text-properties officeooo:paragraph-rsid="000307e6"/>
    </style:style>
    <style:style style:name="P12" style:family="paragraph" style:parent-style-name="Standard">
      <style:text-properties officeooo:rsid="0003e209" officeooo:paragraph-rsid="0003e209"/>
    </style:style>
    <style:style style:name="P13" style:family="paragraph" style:parent-style-name="Standard">
      <style:text-properties officeooo:paragraph-rsid="0003e209"/>
    </style:style>
    <style:style style:name="P14" style:family="paragraph" style:parent-style-name="Standard">
      <style:text-properties officeooo:rsid="000537ec" officeooo:paragraph-rsid="000537ec"/>
    </style:style>
    <style:style style:name="P15" style:family="paragraph" style:parent-style-name="Standard">
      <style:text-properties officeooo:paragraph-rsid="00056474"/>
    </style:style>
    <style:style style:name="P16" style:family="paragraph" style:parent-style-name="Standard">
      <style:text-properties officeooo:rsid="0005e002" officeooo:paragraph-rsid="0005e002"/>
    </style:style>
    <style:style style:name="P17" style:family="paragraph" style:parent-style-name="Standard">
      <style:text-properties officeooo:paragraph-rsid="0005e002"/>
    </style:style>
    <style:style style:name="T1" style:family="text">
      <style:text-properties officeooo:rsid="000205e8"/>
    </style:style>
    <style:style style:name="T2" style:family="text">
      <style:text-properties officeooo:rsid="000307e6"/>
    </style:style>
    <style:style style:name="T3" style:family="text">
      <style:text-properties officeooo:rsid="0003e209"/>
    </style:style>
    <style:style style:name="T4" style:family="text">
      <style:text-properties officeooo:rsid="00056474"/>
    </style:style>
    <style:style style:name="T5" style:family="text">
      <style:text-properties officeooo:rsid="0005e00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1. Add rows into table Employee and Department</text:p>
      <text:p text:style-name="Standard">INSERT INTO Department VALUES('dp02','Marketing');</text:p>
      <text:p text:style-name="Standard">Query OK, 1 row affected (0.01 sec)</text:p>
      <text:p text:style-name="Standard"/>
      <text:p text:style-name="Standard">mysql&gt; INSERT INTO Department VALUES('dp03','Data Entry');</text:p>
      <text:p text:style-name="Standard">Query OK, 1 row affected (0.01 sec)</text:p>
      <text:p text:style-name="Standard"/>
      <text:p text:style-name="Standard">mysql&gt; INSERT INTO Employee VALUES('emp01','Anitta','1990-05-31','Typist',1234567890,10000,'dp02');</text:p>
      <text:p text:style-name="Standard">Query OK, 1 row affected (0.01 sec)</text:p>
      <text:p text:style-name="Standard"/>
      <text:p text:style-name="Standard">mysql&gt; INSERT INTO Employee VALUES('emp02','Veena','1990-05-31','Analyst',1234567890,28000,'dp01');</text:p>
      <text:p text:style-name="Standard">Query OK, 1 row affected (0.01 sec)</text:p>
      <text:p text:style-name="Standard"/>
      <text:p text:style-name="Standard">mysql&gt; INSERT INTO Employee VALUES('emp03','Mariya','1990-05-31','Manager',1234567890,40000,'dp01');</text:p>
      <text:p text:style-name="Standard">Query OK, 1 row affected (0.01 sec)</text:p>
      <text:p text:style-name="Standard"/>
      <text:p text:style-name="Standard">mysql&gt; INSERT INTO Employee VALUES('emp04','Geethu','1990-05-31','clerk',1234567890,5000,'dp02');</text:p>
      <text:p text:style-name="Standard">Query OK, 1 row affected (0.01 sec)</text:p>
      <text:p text:style-name="Standard"/>
      <text:p text:style-name="Standard">mysql&gt; INSERT INTO Employee VALUES('emp05','Joseph','1990-05-31','clerk',1234567890,20000,'dp01');</text:p>
      <text:p text:style-name="Standard">Query OK, 1 row affected (0.01 sec)</text:p>
      <text:p text:style-name="Standard"/>
      <text:p text:style-name="Standard">mysql&gt; INSERT INTO Employee VALUES('emp06','Alen','1990-05-31','Manager',1234567890,42000,'dp02');</text:p>
      <text:p text:style-name="Standard">Query OK, 1 row affected (0.01 sec)</text:p>
      <text:p text:style-name="Standard"/>
      <text:p text:style-name="Standard">mysql&gt; INSERT INTO Employee VALUES('emp07','Aldrin','1990-05-31','Typist',1234567890,4200,'dp02');</text:p>
      <text:p text:style-name="Standard">Query OK, 1 row affected (0.01 sec)</text:p>
      <text:p text:style-name="Standard"/>
      <text:p text:style-name="Standard">mysql&gt; INSERT INTO Employee VALUES('emp08','Adithya','1990-05-31','Analyst',1234567890,42000,'dp01');</text:p>
      <text:p text:style-name="Standard">Query OK, 1 row affected (0.02 sec)</text:p>
      <text:p text:style-name="Standard"/>
      <text:p text:style-name="Standard">mysql&gt; INSERT INTO Employee VALUES('emp09','Anu','1990-05-31','Analyst',1234567890,7000,'dp02');</text:p>
      <text:p text:style-name="Standard">Query OK, 1 row affected (0.01 sec)</text:p>
      <text:p text:style-name="Standard"/>
      <text:p text:style-name="Standard">mysql&gt; INSERT INTO Employee VALUES('emp10','Anupma','1990-05-31','Manager',1234567890,50000,'dp02');</text:p>
      <text:p text:style-name="Standard">Query OK, 1 row affected (0.02 sec)</text:p>
      <text:p text:style-name="Standard"/>
      <text:p text:style-name="P8">2. Display all records from the above tables</text:p>
      <text:p text:style-name="P8">SELECT* FROM Employee;</text:p>
      <text:p text:style-name="P8">+--------+----------+------------+-------------+------------+--------+---------+</text:p>
      <text:p text:style-name="P8">| Emp_no | Emp_name | DOB <text:s text:c="7"/>| destination | Mobile_no <text:s/>| salary | Dept_no |</text:p>
      <text:p text:style-name="P8">+--------+----------+------------+-------------+------------+--------+---------+</text:p>
      <text:p text:style-name="P8"><text:soft-page-break/>| emp01 <text:s/>| Anitta <text:s text:c="4"/>| 1990-05-31 | Typist <text:s text:c="6"/>| 1234567890 | <text:s/>10000 | dp02 <text:s text:c="3"/>|</text:p>
      <text:p text:style-name="P8">| emp02 <text:s/>| Veena <text:s text:c="4"/>| 1990-05-31 | Analyst <text:s text:c="4"/>| 1234567890 | <text:s/>28000 | dp01 <text:s text:c="3"/>|</text:p>
      <text:p text:style-name="P8">| emp03 <text:s/>| Mariya <text:s text:c="2"/>| 1990-05-31 | Manager <text:s text:c="4"/>| 1234567890 | <text:s/>40000 | dp01 <text:s text:c="3"/>|</text:p>
      <text:p text:style-name="P8">| emp04 <text:s/>| Geethu <text:s text:c="2"/>| 1990-05-31 | clerk <text:s text:c="7"/>| 1234567890 | <text:s text:c="2"/>5000 | dp02 <text:s text:c="3"/>|</text:p>
      <text:p text:style-name="P8">| emp05 <text:s/>| Joseph <text:s text:c="3"/>| 1990-05-31 | clerk <text:s text:c="6"/>| 1234567890 | <text:s/>20000 | dp01 <text:s text:c="3"/>|</text:p>
      <text:p text:style-name="P8">| emp06 <text:s/>| Alen <text:s text:c="6"/>| 1990-05-31 | Manager <text:s text:c="4"/>| 1234567890 | <text:s/>42000 | dp02 <text:s text:c="3"/>|</text:p>
      <text:p text:style-name="P8">| emp07 <text:s/>| Aldrin <text:s text:c="3"/>| 1990-05-31 | Typist <text:s text:c="5"/>| 1234567890 | <text:s text:c="2"/>4200 | dp02 <text:s text:c="3"/>|</text:p>
      <text:p text:style-name="P8">| emp08 <text:s/>| Adithya <text:s/>| 1990-05-31 | Analyst <text:s text:c="4"/>| 1234567890 | <text:s/>42000 | dp01 <text:s text:c="3"/>|</text:p>
      <text:p text:style-name="P8">| emp09 <text:s/>| Anu <text:s text:c="7"/>| 1990-05-31 | Analyst <text:s text:c="4"/>| 1234567890 | <text:s text:c="2"/>7000 | dp02 <text:s text:c="3"/>|</text:p>
      <text:p text:style-name="P8">| emp10 <text:s/>| Anupma <text:s text:c="2"/>| 1990-05-31 | Manager <text:s text:c="4"/>| 1234567890 | <text:s/>50000 | dp02 <text:s text:c="3"/>|</text:p>
      <text:p text:style-name="P8">+--------+----------+------------+-------------+------------+--------+---------+</text:p>
      <text:p text:style-name="P8">10 rows in set (0.00 sec)</text:p>
      <text:p text:style-name="P8"/>
      <text:p text:style-name="P8">mysql&gt; SELECT* FROM Department;</text:p>
      <text:p text:style-name="P8">+---------+------------+</text:p>
      <text:p text:style-name="P8">| Dept_no | Dept_name <text:s/>|</text:p>
      <text:p text:style-name="P8">+---------+------------+</text:p>
      <text:p text:style-name="P8">| dp01 <text:s text:c="3"/>| IT <text:s text:c="8"/>|</text:p>
      <text:p text:style-name="P8">| dp02 <text:s text:c="3"/>| Marketing <text:s/>|</text:p>
      <text:p text:style-name="P8">| dp03 <text:s text:c="3"/>| Data Entry |</text:p>
      <text:p text:style-name="P8">+---------+------------+</text:p>
      <text:p text:style-name="P8">3 rows in set (0.00 sec)</text:p>
      <text:p text:style-name="P8"/>
      <text:p text:style-name="P8">3. Display the emp_no,employee name from department no ‘dp02’</text:p>
      <text:p text:style-name="P8">Select Emp_no,Emp_name from Employee WHERE Dept_no='dp02';</text:p>
      <text:p text:style-name="P8">+--------+----------+</text:p>
      <text:p text:style-name="P8">| Emp_no | Emp_name |</text:p>
      <text:p text:style-name="P8">+--------+----------+</text:p>
      <text:p text:style-name="P8">| emp01 <text:s/>| Anitta <text:s text:c="2"/>|</text:p>
      <text:p text:style-name="P8">| emp04 <text:s/>| Geethu <text:s text:c="2"/>|</text:p>
      <text:p text:style-name="P8">| emp06 <text:s/>| Alen <text:s text:c="4"/>|</text:p>
      <text:p text:style-name="P8">| emp07 <text:s/>| Aldrin <text:s text:c="2"/>|</text:p>
      <text:p text:style-name="P8">| emp09 <text:s/>| Anu <text:s text:c="5"/>|</text:p>
      <text:p text:style-name="P8">| emp10 <text:s/>| Anupma <text:s text:c="2"/>|</text:p>
      <text:p text:style-name="P8">+--------+----------+</text:p>
      <text:p text:style-name="P8">6 rows in set (0.00 sec)</text:p>
      <text:p text:style-name="P8"/>
      <text:p text:style-name="P8">4. <text:span text:style-name="T1">Display in descending order of salary</text:span></text:p>
      <text:p text:style-name="P8">select Emp_no,Emp_name,destination,dept_no,salary from Employee ORDER BY salary;</text:p>
      <text:p text:style-name="P8">+--------+----------+-------------+---------+--------+</text:p>
      <text:p text:style-name="P8">| Emp_no | Emp_name | destination | dept_no | salary |</text:p>
      <text:p text:style-name="P8">+--------+----------+-------------+---------+--------+</text:p>
      <text:p text:style-name="P8">| emp07 <text:s/>| Aldrin <text:s text:c="2"/>| Typist <text:s text:c="5"/>| dp02 <text:s text:c="3"/>| <text:s text:c="2"/>4200 |</text:p>
      <text:p text:style-name="P8">| emp04 <text:s/>| Geethu <text:s text:c="2"/>| clerk <text:s text:c="6"/>| dp02 <text:s text:c="3"/>| <text:s text:c="2"/>5000 |</text:p>
      <text:p text:style-name="P8">| emp09 <text:s/>| Anu <text:s text:c="5"/>| Analyst <text:s text:c="4"/>| dp02 <text:s text:c="3"/>| <text:s text:c="2"/>7000 |</text:p>
      <text:p text:style-name="P8">| emp01 <text:s/>| Anitta <text:s text:c="2"/>| Typist <text:s text:c="5"/>| dp02 <text:s text:c="3"/>| <text:s/>10000 |</text:p>
      <text:p text:style-name="P8">| emp05 <text:s/>| Joseph <text:s text:c="2"/>| clerk <text:s text:c="6"/>| dp01 <text:s text:c="3"/>| <text:s/>20000 |</text:p>
      <text:p text:style-name="P8">| emp02 <text:s/>| Veena <text:s text:c="3"/>| Analyst <text:s text:c="4"/>| dp01 <text:s text:c="3"/>| <text:s/>28000 |</text:p>
      <text:p text:style-name="P8">| emp03 <text:s/>| Mariya <text:s text:c="2"/>| Manager <text:s text:c="4"/>| dp01 <text:s text:c="3"/>| <text:s/>40000 |</text:p>
      <text:p text:style-name="P8">| emp06 <text:s/>| Alen <text:s text:c="4"/>| Manager <text:s text:c="4"/>| dp02 <text:s text:c="3"/>| <text:s/>42000 |</text:p>
      <text:p text:style-name="P8">| emp08 <text:s/>| Adithya <text:s/>| Analyst <text:s text:c="4"/>| dp01 <text:s text:c="3"/>| <text:s/>42000 |</text:p>
      <text:p text:style-name="P8">| emp10 <text:s/>| Anupma <text:s text:c="2"/>| Manager <text:s text:c="4"/>| dp02 <text:s text:c="3"/>| <text:s/>50000 |</text:p>
      <text:p text:style-name="P8"><text:soft-page-break/>+--------+----------+-------------+---------+--------+</text:p>
      <text:p text:style-name="P8">10 rows in set (0.01 sec)</text:p>
      <text:p text:style-name="P8"/>
      <text:p text:style-name="P9">5. salary between 20000 and 50000</text:p>
      <text:p text:style-name="P9">Select Emp_no,Emp_name from Employee WHERE salary between 20000 and 50000;</text:p>
      <text:p text:style-name="P9">+--------+----------+</text:p>
      <text:p text:style-name="P9">| Emp_no | Emp_name |</text:p>
      <text:p text:style-name="P9">+--------+----------+</text:p>
      <text:p text:style-name="P9">| emp02 <text:s/>| Veena <text:s text:c="3"/>|</text:p>
      <text:p text:style-name="P9">| emp03 <text:s/>| Mariya <text:s text:c="2"/>|</text:p>
      <text:p text:style-name="P9">| emp05 <text:s/>| Joseph <text:s text:c="2"/>|</text:p>
      <text:p text:style-name="P9">| emp06 <text:s/>| Alen <text:s text:c="4"/>|</text:p>
      <text:p text:style-name="P9">| emp08 <text:s/>| Adithya <text:s/>|</text:p>
      <text:p text:style-name="P9">| emp10 <text:s/>| Anupma <text:s text:c="2"/>|</text:p>
      <text:p text:style-name="P9">+--------+----------+</text:p>
      <text:p text:style-name="P9">6 rows in set (0.01 sec)</text:p>
      <text:p text:style-name="P9">6. display designations without duplicate values.</text:p>
      <text:p text:style-name="P2">SELECT DISTINCT destination from Employee;</text:p>
      <text:p text:style-name="Preformatted_20_Text">+-------------+</text:p>
      <text:p text:style-name="Preformatted_20_Text">| destination |</text:p>
      <text:p text:style-name="Preformatted_20_Text">+-------------+</text:p>
      <text:p text:style-name="Preformatted_20_Text">| Typist <text:s text:c="5"/>|</text:p>
      <text:p text:style-name="Preformatted_20_Text">| Analyst <text:s text:c="4"/>|</text:p>
      <text:p text:style-name="Preformatted_20_Text">| Manager <text:s text:c="4"/>|</text:p>
      <text:p text:style-name="Preformatted_20_Text">| clerk <text:s text:c="6"/>|</text:p>
      <text:p text:style-name="P1">+-------------+</text:p>
      <text:p text:style-name="P9">7. salary of managers to 45000</text:p>
      <text:p text:style-name="P2">UPDATE Employee SET salary = 45000 where destination=&amp;apos;Manager&amp;apos;;</text:p>
      <text:p text:style-name="Preformatted_20_Text">Query OK, 3 rows affected (0.01 sec)</text:p>
      <text:p text:style-name="Preformatted_20_Text">Rows matched: 3 <text:s/>Changed: 3 <text:s/>Warnings: 0</text:p>
      <text:p text:style-name="Preformatted_20_Text"/>
      <text:p text:style-name="Preformatted_20_Text">mysql&gt; SELECT* FROM Employee;</text:p>
      <text:p text:style-name="Preformatted_20_Text">+--------+----------+------------+-------------+------------+--------+---------+</text:p>
      <text:p text:style-name="Preformatted_20_Text">| Emp_no | Emp_name | DOB <text:s text:c="7"/>| destination | Mobile_no <text:s/>| salary | Dept_no |</text:p>
      <text:p text:style-name="Preformatted_20_Text">+--------+----------+------------+-------------+------------+--------+---------+</text:p>
      <text:p text:style-name="Preformatted_20_Text">| emp01 <text:s/>| Anitta <text:s text:c="2"/>| 1990-05-31 | Typist <text:s text:c="5"/>| 1234567890 | <text:s/>10000 | dp02 <text:s text:c="3"/>|</text:p>
      <text:p text:style-name="Preformatted_20_Text">| emp02 <text:s/>| Veena <text:s text:c="3"/>| 1990-05-31 | Analyst <text:s text:c="4"/>| 1234567890 | <text:s/>28000 | dp01 <text:s text:c="3"/>|</text:p>
      <text:p text:style-name="Preformatted_20_Text">| emp03 <text:s/>| Mariya <text:s text:c="2"/>| 1990-05-31 | Manager <text:s text:c="4"/>| 1234567890 | <text:s/>45000 | dp01 <text:s text:c="3"/>|</text:p>
      <text:p text:style-name="Preformatted_20_Text">| emp04 <text:s/>| Geethu <text:s text:c="2"/>| 1990-05-31 | clerk <text:s text:c="6"/>| 1234567890 | <text:s text:c="2"/>5000 | dp02 <text:s text:c="3"/>|</text:p>
      <text:p text:style-name="Preformatted_20_Text">| emp05 <text:s/>| Joseph <text:s text:c="2"/>| 1990-05-31 | clerk <text:s text:c="6"/>| 1234567890 | <text:s/>20000 | dp01 <text:s text:c="3"/>|</text:p>
      <text:p text:style-name="Preformatted_20_Text">| emp06 <text:s/>| Alen <text:s text:c="4"/>| 1990-05-31 | Manager <text:s text:c="4"/>| 1234567890 | <text:s/>45000 | dp02 <text:s text:c="3"/>|</text:p>
      <text:p text:style-name="Preformatted_20_Text">| emp07 <text:s/>| Aldrin <text:s text:c="2"/>| 1990-05-31 | Typist <text:s text:c="5"/>| 1234567890 | <text:s text:c="2"/>4200 | dp02 <text:s text:c="3"/>|</text:p>
      <text:p text:style-name="Preformatted_20_Text">| emp08 <text:s/>| Adithya <text:s/>| 1990-05-31 | Analyst <text:s text:c="4"/>| 1234567890 | <text:s/>42000 | dp01 <text:s text:c="3"/>|</text:p>
      <text:p text:style-name="Preformatted_20_Text">| emp09 <text:s/>| Anu <text:s text:c="5"/>| 1990-05-31 | Analyst <text:s text:c="4"/>| 1234567890 | <text:s text:c="2"/>7000 | dp02 <text:s text:c="3"/>|</text:p>
      <text:p text:style-name="Preformatted_20_Text">| emp10 <text:s/>| Anupma <text:s text:c="2"/>| 1990-05-31 | Manager <text:s text:c="4"/>| 1234567890 | <text:s/>45000 | dp02 <text:s text:c="3"/>|</text:p>
      <text:p text:style-name="P1">+--------+----------+------------+-------------+------------+--------+---------+</text:p>
      <text:p text:style-name="P9">8. change mobile no of veena</text:p>
      <text:p text:style-name="P2">UPDATE Employee SET Mobile_No = 987654321 where Emp_name=&amp;apos;Veena&amp;apos;;</text:p>
      <text:p text:style-name="Preformatted_20_Text">Query OK, 1 row affected (0.01 sec)</text:p>
      <text:p text:style-name="Preformatted_20_Text">Rows matched: 1 <text:s/>Changed: 1 <text:s/>Warnings: 0</text:p>
      <text:p text:style-name="Preformatted_20_Text"/>
      <text:p text:style-name="Preformatted_20_Text">mysql&gt; SELECT* FROM Employee;</text:p>
      <text:p text:style-name="Preformatted_20_Text">+--------+----------+------------+-------------+------------+--------+---------+</text:p>
      <text:p text:style-name="Preformatted_20_Text">| Emp_no | Emp_name | DOB <text:s text:c="7"/>| destination | Mobile_no <text:s/>| salary | Dept_no |</text:p>
      <text:p text:style-name="Preformatted_20_Text">+--------+----------+------------+-------------+------------+--------+---------+</text:p>
      <text:p text:style-name="Preformatted_20_Text">| emp01 <text:s/>| Anitta <text:s text:c="2"/>| 1990-05-31 | Typist <text:s text:c="5"/>| 1234567890 | <text:s/>10000 | dp02 <text:s text:c="3"/>|</text:p>
      <text:p text:style-name="Preformatted_20_Text">| emp02 <text:s/>| Veena <text:s text:c="3"/>| 1990-05-31 | Analyst <text:s text:c="4"/>| <text:s/>987654321 | <text:s/>28000 | dp01 <text:s text:c="3"/>|</text:p>
      <text:p text:style-name="Preformatted_20_Text"><text:soft-page-break/>| emp03 <text:s/>| Mariya <text:s text:c="2"/>| 1990-05-31 | Manager <text:s text:c="4"/>| 1234567890 | <text:s/>45000 | dp01 <text:s text:c="3"/>|</text:p>
      <text:p text:style-name="Preformatted_20_Text">| emp04 <text:s/>| Geethu <text:s text:c="2"/>| 1990-05-31 | clerk <text:s text:c="6"/>| 1234567890 | <text:s text:c="2"/>5000 | dp02 <text:s text:c="3"/>|</text:p>
      <text:p text:style-name="Preformatted_20_Text">| emp05 <text:s/>| Joseph <text:s text:c="2"/>| 1990-05-31 | clerk <text:s text:c="6"/>| 1234567890 | <text:s/>20000 | dp01 <text:s text:c="3"/>|</text:p>
      <text:p text:style-name="Preformatted_20_Text">| emp06 <text:s/>| Alen <text:s text:c="4"/>| 1990-05-31 | Manager <text:s text:c="4"/>| 1234567890 | <text:s/>45000 | dp02 <text:s text:c="3"/>|</text:p>
      <text:p text:style-name="Preformatted_20_Text">| emp07 <text:s/>| Aldrin <text:s text:c="2"/>| 1990-05-31 | Typist <text:s text:c="5"/>| 1234567890 | <text:s text:c="2"/>4200 | dp02 <text:s text:c="3"/>|</text:p>
      <text:p text:style-name="Preformatted_20_Text">| emp08 <text:s/>| Adithya <text:s/>| 1990-05-31 | Analyst <text:s text:c="4"/>| 1234567890 | <text:s/>42000 | dp01 <text:s text:c="3"/>|</text:p>
      <text:p text:style-name="Preformatted_20_Text">| emp09 <text:s/>| Anu <text:s text:c="5"/>| 1990-05-31 | Analyst <text:s text:c="4"/>| 1234567890 | <text:s text:c="2"/>7000 | dp02 <text:s text:c="3"/>|</text:p>
      <text:p text:style-name="Preformatted_20_Text">| emp10 <text:s/>| Anupma <text:s text:c="2"/>| 1990-05-31 | Manager <text:s text:c="4"/>| 1234567890 | <text:s/>45000 | dp02 <text:s text:c="3"/>|</text:p>
      <text:p text:style-name="Preformatted_20_Text">+--------+----------+------------+-------------+------------+--------+---------+</text:p>
      <text:p text:style-name="P1">10 rows in set (0.00 sec)</text:p>
      <text:p text:style-name="P10">9. Delete employees where salary = 5000</text:p>
      <text:p text:style-name="P3">delete from Employee where salary = 5000;</text:p>
      <text:p text:style-name="Preformatted_20_Text">Query OK, 1 row affected (0.02 sec)</text:p>
      <text:p text:style-name="Preformatted_20_Text"/>
      <text:p text:style-name="Preformatted_20_Text">mysql&gt; SELECT* FROM Employee;</text:p>
      <text:p text:style-name="Preformatted_20_Text">+--------+----------+------------+-------------+------------+--------+---------+</text:p>
      <text:p text:style-name="Preformatted_20_Text">| Emp_no | Emp_name | DOB <text:s text:c="7"/>| destination | Mobile_no <text:s/>| salary | Dept_no |</text:p>
      <text:p text:style-name="Preformatted_20_Text">+--------+----------+------------+-------------+------------+--------+---------+</text:p>
      <text:p text:style-name="Preformatted_20_Text">| emp01 <text:s/>| Anitta <text:s text:c="2"/>| 1990-05-31 | Typist <text:s text:c="5"/>| 1234567890 | <text:s/>10000 | dp02 <text:s text:c="3"/>|</text:p>
      <text:p text:style-name="Preformatted_20_Text">| emp02 <text:s/>| Veena <text:s text:c="3"/>| 1990-05-31 | Analyst <text:s text:c="4"/>| <text:s/>987654321 | <text:s/>28000 | dp01 <text:s text:c="3"/>|</text:p>
      <text:p text:style-name="Preformatted_20_Text">| emp03 <text:s/>| Mariya <text:s text:c="2"/>| 1990-05-31 | Manager <text:s text:c="4"/>| 1234567890 | <text:s/>45000 | dp01 <text:s text:c="3"/>|</text:p>
      <text:p text:style-name="Preformatted_20_Text">| emp05 <text:s/>| Joseph <text:s text:c="2"/>| 1990-05-31 | clerk <text:s text:c="6"/>| 1234567890 | <text:s/>20000 | dp01 <text:s text:c="3"/>|</text:p>
      <text:p text:style-name="Preformatted_20_Text">| emp06 <text:s/>| Alen <text:s text:c="4"/>| 1990-05-31 | Manager <text:s text:c="4"/>| 1234567890 | <text:s/>45000 | dp02 <text:s text:c="3"/>|</text:p>
      <text:p text:style-name="Preformatted_20_Text">| emp07 <text:s/>| Aldrin <text:s text:c="2"/>| 1990-05-31 | Typist <text:s text:c="5"/>| 1234567890 | <text:s text:c="2"/>4200 | dp02 <text:s text:c="3"/>|</text:p>
      <text:p text:style-name="Preformatted_20_Text">| emp08 <text:s/>| Adithya <text:s/>| 1990-05-31 | Analyst <text:s text:c="4"/>| 1234567890 | <text:s/>42000 | dp01 <text:s text:c="3"/>|</text:p>
      <text:p text:style-name="Preformatted_20_Text">| emp09 <text:s/>| Anu <text:s text:c="5"/>| 1990-05-31 | Analyst <text:s text:c="4"/>| 1234567890 | <text:s text:c="2"/>7000 | dp02 <text:s text:c="3"/>|</text:p>
      <text:p text:style-name="Preformatted_20_Text">| emp10 <text:s/>| Anupma <text:s text:c="2"/>| 1990-05-31 | Manager <text:s text:c="4"/>| 1234567890 | <text:s/>45000 | dp02 <text:s text:c="3"/>|</text:p>
      <text:p text:style-name="Preformatted_20_Text">+--------+----------+------------+-------------+------------+--------+---------+</text:p>
      <text:p text:style-name="P1">9 rows in set (0.00 sec)</text:p>
      <text:p text:style-name="P10">10. Retrive name ,number,where name starts with ‘a’</text:p>
      <text:p text:style-name="P3">select Emp_name,Mobile_no from Employee where Emp_name like &amp;apos;A%&amp;apos;;</text:p>
      <text:p text:style-name="Preformatted_20_Text">+----------+------------+</text:p>
      <text:p text:style-name="Preformatted_20_Text">| Emp_name | Mobile_no <text:s/>|</text:p>
      <text:p text:style-name="Preformatted_20_Text">+----------+------------+</text:p>
      <text:p text:style-name="Preformatted_20_Text">| Anitta <text:s text:c="2"/>| 1234567890 |</text:p>
      <text:p text:style-name="Preformatted_20_Text">| Alen <text:s text:c="4"/>| 1234567890 |</text:p>
      <text:p text:style-name="Preformatted_20_Text">| Aldrin <text:s text:c="2"/>| 1234567890 |</text:p>
      <text:p text:style-name="Preformatted_20_Text">| Adithya <text:s/>| 1234567890 |</text:p>
      <text:p text:style-name="Preformatted_20_Text">| Anu <text:s text:c="5"/>| 1234567890 |</text:p>
      <text:p text:style-name="Preformatted_20_Text">| Anupma <text:s text:c="2"/>| 1234567890 |</text:p>
      <text:p text:style-name="P1">+----------+------------+</text:p>
      <text:p text:style-name="P11"><text:span text:style-name="T2">11. </text:span>select*from Employee where Emp_name like ‘____%’ and salary&gt;20000;</text:p>
      <text:p text:style-name="Preformatted_20_Text">+--------+----------+------------+-------------+------------+--------+---------+</text:p>
      <text:p text:style-name="Preformatted_20_Text">| Emp_no | Emp_name | DOB <text:s text:c="7"/>| destination | Mobile_no <text:s/>| salary | Dept_no |</text:p>
      <text:p text:style-name="Preformatted_20_Text">+--------+----------+------------+-------------+------------+--------+---------+</text:p>
      <text:p text:style-name="Preformatted_20_Text">| emp02 <text:s/>| Veena <text:s text:c="3"/>| 1990-05-31 | Analyst <text:s text:c="4"/>| <text:s/>987654321 | <text:s/>28000 | dp01 <text:s text:c="3"/>|</text:p>
      <text:p text:style-name="Preformatted_20_Text">| emp03 <text:s/>| Mariya <text:s text:c="2"/>| 1990-05-31 | Manager <text:s text:c="4"/>| 1234567890 | <text:s/>45000 | dp01 <text:s text:c="3"/>|</text:p>
      <text:p text:style-name="Preformatted_20_Text">| emp06 <text:s/>| Alen <text:s text:c="4"/>| 1990-05-31 | Manager <text:s text:c="4"/>| 1234567890 | <text:s/>45000 | dp02 <text:s text:c="3"/>|</text:p>
      <text:p text:style-name="Preformatted_20_Text">| emp08 <text:s/>| Adithya <text:s/>| 1990-05-31 | Analyst <text:s text:c="4"/>| 1234567890 | <text:s/>42000 | dp01 <text:s text:c="3"/>|</text:p>
      <text:p text:style-name="P4">| emp10 <text:s/>| Anupma <text:s text:c="2"/>| 1990-05-31 | Manager <text:s text:c="4"/>| 1234567890 | <text:s/>45000 | dp02 <text:s text:c="3"/>|</text:p>
      <text:p text:style-name="P5">+--------+----------+------------+-------------+------------+--------+---------+</text:p>
      <text:p text:style-name="P12">12.</text:p>
      <text:p text:style-name="P6">select * from Employee where emp_no in(&amp;apos;emp01&amp;apos;,&amp;apos;emp02&amp;apos;,&amp;apos;emp07&amp;apos;);</text:p>
      <text:p text:style-name="Preformatted_20_Text">+--------+----------+------------+-------------+------------+--------+---------+</text:p>
      <text:p text:style-name="Preformatted_20_Text">| Emp_no | Emp_name | DOB <text:s text:c="7"/>| destination | Mobile_no <text:s/>| salary | Dept_no |</text:p>
      <text:p text:style-name="Preformatted_20_Text">+--------+----------+------------+-------------+------------+--------+---------+</text:p>
      <text:p text:style-name="Preformatted_20_Text">| emp01 <text:s/>| Anitta <text:s text:c="2"/>| 1990-05-31 | Typist <text:s text:c="5"/>| 1234567890 | <text:s/>10000 | dp02 <text:s text:c="3"/>|</text:p>
      <text:p text:style-name="Preformatted_20_Text"><text:soft-page-break/>| emp02 <text:s/>| Veena <text:s text:c="3"/>| 1990-05-31 | Analyst <text:s text:c="4"/>| <text:s/>987654321 | <text:s/>28000 | dp01 <text:s text:c="3"/>|</text:p>
      <text:p text:style-name="Preformatted_20_Text">| emp07 <text:s/>| Aldrin <text:s text:c="2"/>| 1990-05-31 | Typist <text:s text:c="5"/>| 1234567890 | <text:s text:c="2"/>4200 | dp02 <text:s text:c="3"/>|</text:p>
      <text:p text:style-name="Preformatted_20_Text">+--------+----------+------------+-------------+------------+--------+---------+</text:p>
      <text:p text:style-name="P1">3 rows in set (0.00 sec)</text:p>
      <text:p text:style-name="P12">13.</text:p>
      <text:p text:style-name="P6">Select Emp_no,Emp_name from Employee WHERE salary between 10000 and 30000;</text:p>
      <text:p text:style-name="Preformatted_20_Text">+--------+----------+</text:p>
      <text:p text:style-name="Preformatted_20_Text">| Emp_no | Emp_name |</text:p>
      <text:p text:style-name="Preformatted_20_Text">+--------+----------+</text:p>
      <text:p text:style-name="Preformatted_20_Text">| emp01 <text:s/>| Anitta <text:s text:c="2"/>|</text:p>
      <text:p text:style-name="Preformatted_20_Text">| emp02 <text:s/>| Veena <text:s text:c="3"/>|</text:p>
      <text:p text:style-name="Preformatted_20_Text">| emp05 <text:s/>| Joseph <text:s text:c="2"/>|</text:p>
      <text:p text:style-name="Preformatted_20_Text">+--------+----------+</text:p>
      <text:p text:style-name="Preformatted_20_Text">3 rows in set (0.00 sec)</text:p>
      <text:p text:style-name="P1"/>
      <text:p text:style-name="P13"><text:span text:style-name="T3">14. </text:span>select * from Employee where destination in(&amp;apos;Manager&amp;apos;,&amp;apos;Analyst&amp;apos;);</text:p>
      <text:p text:style-name="Preformatted_20_Text">+--------+----------+------------+-------------+------------+--------+---------+</text:p>
      <text:p text:style-name="Preformatted_20_Text">| Emp_no | Emp_name | DOB <text:s text:c="7"/>| destination | Mobile_no <text:s/>| salary | Dept_no |</text:p>
      <text:p text:style-name="Preformatted_20_Text">+--------+----------+------------+-------------+------------+--------+---------+</text:p>
      <text:p text:style-name="Preformatted_20_Text">| emp02 <text:s/>| Veena <text:s text:c="3"/>| 1990-05-31 | Analyst <text:s text:c="4"/>| <text:s/>987654321 | <text:s/>28000 | dp01 <text:s text:c="3"/>|</text:p>
      <text:p text:style-name="Preformatted_20_Text">| emp03 <text:s/>| Mariya <text:s text:c="2"/>| 1990-05-31 | Manager <text:s text:c="4"/>| 1234567890 | <text:s/>45000 | dp01 <text:s text:c="3"/>|</text:p>
      <text:p text:style-name="Preformatted_20_Text">| emp06 <text:s/>| Alen <text:s text:c="4"/>| 1990-05-31 | Manager <text:s text:c="4"/>| 1234567890 | <text:s/>45000 | dp02 <text:s text:c="3"/>|</text:p>
      <text:p text:style-name="Preformatted_20_Text">| emp08 <text:s/>| Adithya <text:s/>| 1990-05-31 | Analyst <text:s text:c="4"/>| 1234567890 | <text:s/>42000 | dp01 <text:s text:c="3"/>|</text:p>
      <text:p text:style-name="Preformatted_20_Text">| emp09 <text:s/>| Anu <text:s text:c="5"/>| 1990-05-31 | Analyst <text:s text:c="4"/>| 1234567890 | <text:s text:c="2"/>7000 | dp02 <text:s text:c="3"/>|</text:p>
      <text:p text:style-name="Preformatted_20_Text">| emp10 <text:s/>| Anupma <text:s text:c="2"/>| 1990-05-31 | Manager <text:s text:c="4"/>| 1234567890 | <text:s/>45000 | dp02 <text:s text:c="3"/>|</text:p>
      <text:p text:style-name="Preformatted_20_Text">+--------+----------+------------+-------------+------------+--------+---------+</text:p>
      <text:p text:style-name="Preformatted_20_Text">6 rows in set (0.00 sec)</text:p>
      <text:p text:style-name="P1"/>
      <text:p text:style-name="P14">15.</text:p>
      <text:p text:style-name="P7">select dept_no, count(*) from Employee group by dept_no;</text:p>
      <text:p text:style-name="Preformatted_20_Text">+---------+----------+</text:p>
      <text:p text:style-name="Preformatted_20_Text">| dept_no | count(*) |</text:p>
      <text:p text:style-name="Preformatted_20_Text">+---------+----------+</text:p>
      <text:p text:style-name="Preformatted_20_Text">| dp01 <text:s text:c="3"/>| <text:s text:c="7"/>4 |</text:p>
      <text:p text:style-name="Preformatted_20_Text">| dp02 <text:s text:c="3"/>| <text:s text:c="7"/>5 |</text:p>
      <text:p text:style-name="Preformatted_20_Text">+---------+----------+</text:p>
      <text:p text:style-name="P1">2 rows in set (0.00 sec)</text:p>
      <text:p text:style-name="P15"><text:span text:style-name="T4">16.</text:span>select dept_no, avg(salary) from Employee group by dept_no;</text:p>
      <text:p text:style-name="Preformatted_20_Text">+---------+-------------+</text:p>
      <text:p text:style-name="Preformatted_20_Text">| dept_no | avg(salary) |</text:p>
      <text:p text:style-name="Preformatted_20_Text">+---------+-------------+</text:p>
      <text:p text:style-name="Preformatted_20_Text">| dp01 <text:s text:c="3"/>| <text:s/>33750.0000 |</text:p>
      <text:p text:style-name="Preformatted_20_Text">| dp02 <text:s text:c="3"/>| <text:s/>22240.0000 |</text:p>
      <text:p text:style-name="Preformatted_20_Text">+---------+-------------+</text:p>
      <text:p text:style-name="P1">2 rows in set (0.00 sec)</text:p>
      <text:p text:style-name="P17"><text:span text:style-name="T5">17.</text:span>select dept_no, sum(salary) from Employee group by dept_no;</text:p>
      <text:p text:style-name="Preformatted_20_Text">+---------+-------------+</text:p>
      <text:p text:style-name="Preformatted_20_Text">| dept_no | sum(salary) |</text:p>
      <text:p text:style-name="Preformatted_20_Text">+---------+-------------+</text:p>
      <text:p text:style-name="Preformatted_20_Text">| dp01 <text:s text:c="3"/>| <text:s text:c="5"/>135000 |</text:p>
      <text:p text:style-name="Preformatted_20_Text">| dp02 <text:s text:c="3"/>| <text:s text:c="5"/>111200 |</text:p>
      <text:p text:style-name="Preformatted_20_Text">+---------+-------------+</text:p>
      <text:p text:style-name="P1">2 rows in set (0.00 sec)</text:p>
      <text:p text:style-name="P17"><text:span text:style-name="T5">18.</text:span>select dept_no, max(salary),min(salary) from Employee group by dept_no;</text:p>
      <text:p text:style-name="Preformatted_20_Text">+---------+-------------+-------------+</text:p>
      <text:p text:style-name="Preformatted_20_Text"><text:soft-page-break/>| dept_no | max(salary) | min(salary) |</text:p>
      <text:p text:style-name="Preformatted_20_Text">+---------+-------------+-------------+</text:p>
      <text:p text:style-name="Preformatted_20_Text">| dp01 <text:s text:c="3"/>| <text:s text:c="6"/>45000 | <text:s text:c="6"/>20000 |</text:p>
      <text:p text:style-name="Preformatted_20_Text">| dp02 <text:s text:c="3"/>| <text:s text:c="6"/>45000 | <text:s text:c="7"/>4200 |</text:p>
      <text:p text:style-name="Preformatted_20_Text">+---------+-------------+-------------+</text:p>
      <text:p text:style-name="P1">2 rows in set (0.00 sec)</text:p>
      <text:p text:style-name="P17"><text:span text:style-name="T5">19. </text:span>select dept_no, avg(salary) from Employee where dept_no !=&amp;apos;dp01&amp;apos; group by dept_no;</text:p>
      <text:p text:style-name="Preformatted_20_Text">+---------+-------------+</text:p>
      <text:p text:style-name="Preformatted_20_Text">| dept_no | avg(salary) |</text:p>
      <text:p text:style-name="Preformatted_20_Text">+---------+-------------+</text:p>
      <text:p text:style-name="Preformatted_20_Text">| dp02 <text:s text:c="3"/>| <text:s/>22240.0000 |</text:p>
      <text:p text:style-name="Preformatted_20_Text">+---------+-------------+</text:p>
      <text:p text:style-name="P1">1 row in set (0.00 sec)</text:p>
      <text:p text:style-name="P17"><text:span text:style-name="T5">20.</text:span>select dept_no, avg(salary) from Employee where dept_no !=&amp;apos;dp01&amp;apos; group by dept_no having avg(salary)&gt;20000 ORDER BY avg(salary) ASC;</text:p>
      <text:p text:style-name="Preformatted_20_Text">+---------+-------------+</text:p>
      <text:p text:style-name="Preformatted_20_Text">| dept_no | avg(salary) |</text:p>
      <text:p text:style-name="Preformatted_20_Text">+---------+-------------+</text:p>
      <text:p text:style-name="Preformatted_20_Text">| dp02 <text:s text:c="3"/>| <text:s/>22240.0000 |</text:p>
      <text:p text:style-name="Preformatted_20_Text">+---------+-------------+</text:p>
      <text:p text:style-name="P1">1 row in set (0.00 sec)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8T06:29:50.159406248</meta:creation-date>
    <dc:date>2025-02-28T07:24:47.041910699</dc:date>
    <meta:editing-duration>PT14M5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6" meta:paragraph-count="262" meta:word-count="2084" meta:character-count="13263" meta:non-whitespace-character-count="10636"/>
  </office:meta>
</office:document-meta>
</file>